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0.836cm" table:align="left"/>
    </style:style>
    <style:style style:name="Tabela1.A" style:family="table-column">
      <style:table-column-properties style:column-width="6.197cm"/>
    </style:style>
    <style:style style:name="Tabela1.B" style:family="table-column">
      <style:table-column-properties style:column-width="4.639cm"/>
    </style:style>
    <style:style style:name="Tabela1.A1" style:family="table-cell">
      <style:table-cell-properties style:vertical-align="middle" fo:padding="0.049cm" fo:border="none"/>
    </style:style>
    <style:style style:name="Tabela1.B4" style:family="table-cell">
      <style:table-cell-properties fo:padding="0.049cm" fo:border="none"/>
    </style:style>
    <style:style style:name="Tabela2" style:family="table">
      <style:table-properties style:width="15.931cm" table:align="left"/>
    </style:style>
    <style:style style:name="Tabela2.A" style:family="table-column">
      <style:table-column-properties style:column-width="7.675cm"/>
    </style:style>
    <style:style style:name="Tabela2.B" style:family="table-column">
      <style:table-column-properties style:column-width="8.257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4.422cm" table:align="left"/>
    </style:style>
    <style:style style:name="Tabela3.A" style:family="table-column">
      <style:table-column-properties style:column-width="3.949cm"/>
    </style:style>
    <style:style style:name="Tabela3.B" style:family="table-column">
      <style:table-column-properties style:column-width="5.126cm"/>
    </style:style>
    <style:style style:name="Tabela3.C" style:family="table-column">
      <style:table-column-properties style:column-width="5.346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080998"/>
    </style:style>
    <style:style style:name="P2" style:family="paragraph" style:parent-style-name="Table_20_Contents">
      <style:paragraph-properties fo:margin-left="0cm" fo:margin-right="0cm" fo:text-indent="0cm" style:auto-text-indent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Heading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ção</text:h>
      <text:p text:style-name="P5">A <text:span text:style-name="Strong_20_Emphasis">busca</text:span> (ou pesquisa) é uma das operações mais fundamentais em programação: dado um conjunto de dados e um valor alvo, queremos descobrir se o valor existe e, se sim, em qual posição.</text:p>
      <text:p text:style-name="P5">Existem duas abordagens clássicas e complementares:</text:p>
      <text:list text:style-name="L1">
        <text:list-item>
          <text:p text:style-name="P7"><text:span text:style-name="Strong_20_Emphasis">Busca Linear</text:span> (ou Sequencial): simples e direta. </text:p>
        </text:list-item>
        <text:list-item>
          <text:p text:style-name="P6"><text:span text:style-name="Strong_20_Emphasis">Busca Binária</text:span>: extremamente eficiente, mas com pré-requisitos. </text:p>
        </text:list-item>
      </text:list>
      <text:p text:style-name="P5">Ambas são essenciais para qualquer desenvolvedor júnior entender, pois aparecem constantemente em projetos reais.</text:p>
      <text:h text:style-name="Heading_20_2" text:outline-level="2">1. Busca Linear (Sequencial)</text:h>
      <text:h text:style-name="Heading_20_3" text:outline-level="3">Como funciona</text:h>
      <text:p text:style-name="P5">Percorre os elementos da coleção <text:span text:style-name="Strong_20_Emphasis">um por um</text:span>, do início ao fim (ou até encontrar o alvo).</text:p>
      <text:h text:style-name="Heading_20_3" text:outline-level="3">Complexidade</text:h>
      <text:list text:style-name="L2">
        <text:list-item>
          <text:p text:style-name="P9"><text:span text:style-name="Strong_20_Emphasis">Tempo</text:span>:</text:p>
          <text:list>
            <text:list-item>
              <text:p text:style-name="P9">Melhor caso: O(1) → alvo está na primeira posição </text:p>
            </text:list-item>
            <text:list-item>
              <text:p text:style-name="P9">Pior/Médio caso: O(n) → precisa percorrer toda a lista </text:p>
            </text:list-item>
          </text:list>
        </text:list-item>
        <text:list-item>
          <text:p text:style-name="P8"><text:span text:style-name="Strong_20_Emphasis">Espaço</text:span>: O(1) → não precisa de memória extra </text:p>
        </text:list-item>
      </text:list>
      <text:h text:style-name="Heading_20_3" text:outline-level="3">Implementação em Python</text:h>
      <text:p text:style-name="Standard">def busca_linear(lista, alvo):</text:p>
      <text:p text:style-name="Standard"><text:s text:c="4"/>for i in range(len(lista)):</text:p>
      <text:p text:style-name="Standard"><text:s text:c="8"/>if lista[i] == alvo:</text:p>
      <text:p text:style-name="Standard"><text:s text:c="12"/>return i <text:s/># retorna o índice</text:p>
      <text:p text:style-name="Standard"><text:s text:c="4"/>return -1 <text:s/># não encontrado</text:p>
      <text:p text:style-name="Standard"/>
      <text:h text:style-name="Heading_20_3" text:outline-level="3">Vantagens e Desvantagens</text:h>
      <text:p text:style-name="Text_20_body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Vantagens</text:p>
            </table:table-cell>
            <table:table-cell table:style-name="Tabela1.A1" office:value-type="string">
              <text:p text:style-name="P4">Desvantagens</text:p>
            </table:table-cell>
          </table:table-row>
        </table:table-header-rows>
        <table:table-row>
          <table:table-cell table:style-name="Tabela1.A1" office:value-type="string">
            <text:p text:style-name="P2">Simples de implementar</text:p>
          </table:table-cell>
          <table:table-cell table:style-name="Tabela1.A1" office:value-type="string">
            <text:p text:style-name="P2">Lenta em listas grandes</text:p>
          </table:table-cell>
        </table:table-row>
        <table:table-row>
          <table:table-cell table:style-name="Tabela1.A1" office:value-type="string">
            <text:p text:style-name="P2">Funciona em dados não ordenados</text:p>
          </table:table-cell>
          <table:table-cell table:style-name="Tabela1.A1" office:value-type="string">
            <text:p text:style-name="P2">Sempre O(n) no pior caso</text:p>
          </table:table-cell>
        </table:table-row>
        <table:table-row>
          <table:table-cell table:style-name="Tabela1.A1" office:value-type="string">
            <text:p text:style-name="Table_20_Contents">Funciona em estruturas encadeadas</text:p>
          </table:table-cell>
          <table:table-cell table:style-name="Tabela1.B4" office:value-type="string">
            <text:p text:style-name="P3"/>
          </table:table-cell>
        </table:table-row>
      </table:table>
      <text:p text:style-name="Text_20_body"/>
      <text:h text:style-name="Heading_20_3" text:outline-level="3">Quando usar</text:h>
      <text:list text:style-name="L3">
        <text:list-item>
          <text:p text:style-name="P11">Lista pequena ou não ordenada </text:p>
        </text:list-item>
        <text:list-item>
          <text:p text:style-name="P11">Quando a ordenação prévia custaria mais que a busca linear repetida </text:p>
        </text:list-item>
        <text:list-item>
          <text:p text:style-name="P10">Estruturas como listas ligadas (onde acesso aleatório é caro) </text:p>
        </text:list-item>
      </text:list>
      <text:h text:style-name="Heading_20_2" text:outline-level="2"><text:soft-page-break/>2. Busca Binária</text:h>
      <text:h text:style-name="Heading_20_3" text:outline-level="3">Como funciona</text:h>
      <text:p text:style-name="P5">Só funciona em dados <text:span text:style-name="Strong_20_Emphasis">ordenados</text:span>. A ideia é dividir o espaço de busca pela metade a cada passo:</text:p>
      <text:list text:style-name="L4">
        <text:list-item>
          <text:p text:style-name="P13">Olha o elemento do meio </text:p>
        </text:list-item>
        <text:list-item>
          <text:p text:style-name="P13">Se for o alvo → encontrado </text:p>
        </text:list-item>
        <text:list-item>
          <text:p text:style-name="P13">Se alvo for menor → descarta a metade direita </text:p>
        </text:list-item>
        <text:list-item>
          <text:p text:style-name="P13">Se alvo for maior → descarta a metade esquerda </text:p>
        </text:list-item>
        <text:list-item>
          <text:p text:style-name="P12">Repete até encontrar ou esgotar o intervalo </text:p>
        </text:list-item>
      </text:list>
      <text:h text:style-name="Heading_20_3" text:outline-level="3">Complexidade</text:h>
      <text:list text:style-name="L5">
        <text:list-item>
          <text:p text:style-name="P15"><text:span text:style-name="Strong_20_Emphasis">Tempo</text:span>: O(log n) em todos os casos (melhor, médio e pior) </text:p>
        </text:list-item>
        <text:list-item>
          <text:p text:style-name="P14"><text:span text:style-name="Strong_20_Emphasis">Espaço</text:span>: O(1) para versão iterativa; O(log n) para recursiva (pilha de chamadas) </text:p>
        </text:list-item>
      </text:list>
      <text:h text:style-name="Heading_20_3" text:outline-level="3">Implementação Iterativa em Python</text:h>
      <text:p text:style-name="Standard">def busca_binaria(lista, alvo):</text:p>
      <text:p text:style-name="Standard"><text:s text:c="4"/>esquerda = 0</text:p>
      <text:p text:style-name="Standard"><text:s text:c="4"/>direita = len(lista) - 1</text:p>
      <text:p text:style-name="Standard"><text:s text:c="4"/></text:p>
      <text:p text:style-name="Standard"><text:s text:c="4"/>while esquerda &lt;= direita:</text:p>
      <text:p text:style-name="Standard"><text:s text:c="8"/>meio = (esquerda + direita) // 2</text:p>
      <text:p text:style-name="Standard"><text:s text:c="8"/>if lista[meio] == alvo:</text:p>
      <text:p text:style-name="Standard"><text:s text:c="12"/>return meio</text:p>
      <text:p text:style-name="Standard"><text:s text:c="8"/>elif lista[meio] &lt; alvo:</text:p>
      <text:p text:style-name="Standard"><text:s text:c="12"/>esquerda = meio + 1</text:p>
      <text:p text:style-name="Standard"><text:s text:c="8"/>else:</text:p>
      <text:p text:style-name="Standard"><text:s text:c="12"/>direita = meio - 1</text:p>
      <text:p text:style-name="Standard"><text:s text:c="4"/></text:p>
      <text:p text:style-name="Standard"><text:s text:c="4"/>return -1 <text:s/># não encontrado</text:p>
      <text:p text:style-name="Standard"/>
      <text:p text:style-name="Standard">def busca_binaria_recursiva(lista, alvo, esquerda=0, direita=None):</text:p>
      <text:p text:style-name="Standard"><text:s text:c="4"/>if direita is None:</text:p>
      <text:p text:style-name="Standard"><text:s text:c="8"/>direita = len(lista) - 1</text:p>
      <text:p text:style-name="Standard"><text:s text:c="4"/></text:p>
      <text:p text:style-name="Standard"><text:s text:c="4"/>if esquerda &gt; direita:</text:p>
      <text:p text:style-name="Standard"><text:s text:c="8"/>return -1</text:p>
      <text:p text:style-name="Standard"><text:s text:c="4"/></text:p>
      <text:p text:style-name="Standard"><text:s text:c="4"/>meio = (esquerda + direita) // 2</text:p>
      <text:p text:style-name="Standard"><text:s text:c="4"/>if lista[meio] == alvo:</text:p>
      <text:p text:style-name="Standard"><text:s text:c="8"/>return meio</text:p>
      <text:p text:style-name="Standard"><text:s text:c="4"/>elif lista[meio] &lt; alvo:</text:p>
      <text:p text:style-name="Standard"><text:s text:c="8"/>return busca_binaria_recursiva(lista, alvo, meio + 1, direita)</text:p>
      <text:p text:style-name="Standard"><text:s text:c="4"/>else:</text:p>
      <text:p text:style-name="Standard"><text:s text:c="8"/>return busca_binaria_recursiva(lista, alvo, esquerda, meio – 1)</text:p>
      <text:h text:style-name="P1" text:outline-level="3">Vantagens e Desvantagens</text:h>
      <text:p text:style-name="Standard"/>
      <table:table table:name="Tabela2" table:style-name="Tabela2">
        <table:table-column table:style-name="Tabela2.A"/>
        <table:table-column table:style-name="Tabela2.B"/>
        <table:table-header-rows>
          <text:soft-page-break/>
          <table:table-row>
            <table:table-cell table:style-name="Tabela2.A1" office:value-type="string">
              <text:p text:style-name="Table_20_Heading">Vantagens</text:p>
            </table:table-cell>
            <table:table-cell table:style-name="Tabela2.A1" office:value-type="string">
              <text:p text:style-name="P4">Desvantagens</text:p>
            </table:table-cell>
          </table:table-row>
        </table:table-header-rows>
        <table:table-row>
          <table:table-cell table:style-name="Tabela2.A1" office:value-type="string">
            <text:p text:style-name="P2">Extremamente rápida: O(log n)</text:p>
          </table:table-cell>
          <table:table-cell table:style-name="Tabela2.A1" office:value-type="string">
            <text:p text:style-name="P2">Exige dados previamente ordenados</text:p>
          </table:table-cell>
        </table:table-row>
        <table:table-row>
          <table:table-cell table:style-name="Tabela2.A1" office:value-type="string">
            <text:p text:style-name="P2">Muito eficiente para grandes volumes</text:p>
          </table:table-cell>
          <table:table-cell table:style-name="Tabela2.A1" office:value-type="string">
            <text:p text:style-name="P2">Inserções frequentes podem exigir reordenação</text:p>
          </table:table-cell>
        </table:table-row>
        <table:table-row>
          <table:table-cell table:style-name="Tabela2.A1" office:value-type="string">
            <text:p text:style-name="P2">Base de muitas estruturas avançadas (BSTs)</text:p>
          </table:table-cell>
          <table:table-cell table:style-name="Tabela2.A1" office:value-type="string">
            <text:p text:style-name="P3"/>
          </table:table-cell>
        </table:table-row>
      </table:table>
      <text:p text:style-name="Standard"/>
      <text:p text:style-name="P5">Comparação Prática</text:p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Tamanho da lista (n)</text:p>
            </table:table-cell>
            <table:table-cell table:style-name="Tabela3.A1" office:value-type="string">
              <text:p text:style-name="Table_20_Heading">Busca Linear (passos máx.)</text:p>
            </table:table-cell>
            <table:table-cell table:style-name="Tabela3.A1" office:value-type="string">
              <text:p text:style-name="P4">Busca Binária (passos máx.)</text:p>
            </table:table-cell>
          </table:table-row>
        </table:table-header-rows>
        <table:table-row>
          <table:table-cell table:style-name="Tabela3.A1" office:value-type="string">
            <text:p text:style-name="P2">100</text:p>
          </table:table-cell>
          <table:table-cell table:style-name="Tabela3.A1" office:value-type="string">
            <text:p text:style-name="P2">100</text:p>
          </table:table-cell>
          <table:table-cell table:style-name="Tabela3.A1" office:value-type="string">
            <text:p text:style-name="P2">~7</text:p>
          </table:table-cell>
        </table:table-row>
        <table:table-row>
          <table:table-cell table:style-name="Tabela3.A1" office:value-type="string">
            <text:p text:style-name="P2">1.000</text:p>
          </table:table-cell>
          <table:table-cell table:style-name="Tabela3.A1" office:value-type="string">
            <text:p text:style-name="P2">1.000</text:p>
          </table:table-cell>
          <table:table-cell table:style-name="Tabela3.A1" office:value-type="string">
            <text:p text:style-name="P2">~10</text:p>
          </table:table-cell>
        </table:table-row>
        <table:table-row>
          <table:table-cell table:style-name="Tabela3.A1" office:value-type="string">
            <text:p text:style-name="P2">1.000.000</text:p>
          </table:table-cell>
          <table:table-cell table:style-name="Tabela3.A1" office:value-type="string">
            <text:p text:style-name="P2">1.000.000</text:p>
          </table:table-cell>
          <table:table-cell table:style-name="Tabela3.A1" office:value-type="string">
            <text:p text:style-name="P2">~20</text:p>
          </table:table-cell>
        </table:table-row>
        <table:table-row>
          <table:table-cell table:style-name="Tabela3.A1" office:value-type="string">
            <text:p text:style-name="P2">1.000.000.000</text:p>
          </table:table-cell>
          <table:table-cell table:style-name="Tabela3.A1" office:value-type="string">
            <text:p text:style-name="P2">1.000.000.000</text:p>
          </table:table-cell>
          <table:table-cell table:style-name="Tabela3.A1" office:value-type="string">
            <text:p text:style-name="Table_20_Contents">~30</text:p>
          </table:table-cell>
        </table:table-row>
      </table:table>
      <text:p text:style-name="P5">→ Com apenas ~30 comparações, a busca binária lida com bilhões de elementos!</text:p>
      <text:h text:style-name="Heading_20_2" text:outline-level="2">Aplicações Reais</text:h>
      <text:list text:style-name="L6">
        <text:list-item>
          <text:p text:style-name="P17"><text:span text:style-name="Strong_20_Emphasis">Bibliotecas padrão</text:span>:</text:p>
          <text:list>
            <text:list-item>
              <text:p text:style-name="P17">Python: módulo bisect (mantém lista ordenada e faz busca binária) </text:p>
            </text:list-item>
            <text:list-item>
              <text:p text:style-name="P17">Java: Arrays.binarySearch() e Collections.binarySearch() </text:p>
            </text:list-item>
            <text:list-item>
              <text:p text:style-name="P17">JavaScript: pode ser implementada manualmente ou com bibliotecas </text:p>
            </text:list-item>
            <text:list-item>
              <text:p text:style-name="P17">C++: std::binary_search, std::lower_bound </text:p>
            </text:list-item>
          </text:list>
        </text:list-item>
        <text:list-item>
          <text:p text:style-name="P17"><text:span text:style-name="Strong_20_Emphasis">Bancos de dados</text:span>: índices ordenados usam variantes de busca binária (B-trees) </text:p>
        </text:list-item>
        <text:list-item>
          <text:p text:style-name="P17"><text:span text:style-name="Strong_20_Emphasis">Autocomplete</text:span>: sugestões baseadas em prefixos ordenados </text:p>
        </text:list-item>
        <text:list-item>
          <text:p text:style-name="P17"><text:span text:style-name="Strong_20_Emphasis">APIs paginadas</text:span>: encontrar posição aproximada em datasets ordenados </text:p>
        </text:list-item>
        <text:list-item>
          <text:p text:style-name="P17"><text:span text:style-name="Strong_20_Emphasis">Jogos</text:span>: busca em tabelas de pontuação ordenadas </text:p>
        </text:list-item>
        <text:list-item>
          <text:p text:style-name="P16"><text:span text:style-name="Strong_20_Emphasis">Sistemas embarcados</text:span>: quando memória é limitada, mas dados são estáticos e ordenados </text:p>
        </text:list-item>
      </text:list>
      <text:h text:style-name="Heading_20_2" text:outline-level="2">Dicas para Entrevistas e Projetos</text:h>
      <text:list text:style-name="L7">
        <text:list-item>
          <text:p text:style-name="P19">Sempre pergunte/verifique se os dados estão ordenados antes de usar busca binária. </text:p>
        </text:list-item>
        <text:list-item>
          <text:p text:style-name="P19">Cuidado com overflow ao calcular o meio: em linguagens como Java/C++, use esquerda + (direita - esquerda) // 2. </text:p>
        </text:list-item>
        <text:list-item>
          <text:p text:style-name="P19">Saiba implementar ambas as versões (iterativa e recursiva). </text:p>
        </text:list-item>
        <text:list-item>
          <text:p text:style-name="P18">Entenda lower_bound / upper_bound: variações que retornam a posição de inserção. </text:p>
        </text:list-item>
      </text:list>
      <text:h text:style-name="Heading_20_2" text:outline-level="2">Exercícios Sugeridos</text:h>
      <text:list text:style-name="L8">
        <text:list-item>
          <text:p text:style-name="P21">Implemente ambas as buscas e teste com listas de tamanhos variados. </text:p>
        </text:list-item>
        <text:list-item>
          <text:p text:style-name="P21">Modifique a busca binária para contar quantas vezes o elemento aparece (lista com duplicatas). </text:p>
        </text:list-item>
        <text:list-item>
          <text:p text:style-name="P20">Use o módulo bisect do Python para manter uma lista ordenada enquanto insere elementos aleatórios. </text:p>
        </text:list-item>
      </text:list>
      <text:p text:style-name="P5">Dominar essas duas buscas é o primeiro passo sólido para entender eficiência algorítmica e resolver problemas reais de forma performática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9T11:34:39.862864463</meta:creation-date>
    <dc:date>2025-12-19T14:35:30.889617399</dc:date>
    <meta:editing-duration>PT2H50M19S</meta:editing-duration>
    <meta:editing-cycles>1</meta:editing-cycles>
    <meta:document-statistic meta:table-count="3" meta:image-count="0" meta:object-count="0" meta:page-count="3" meta:paragraph-count="118" meta:word-count="674" meta:character-count="4461" meta:non-whitespace-character-count="3707"/>
    <meta:generator>LibreOffice/24.2.7.2$Linux_X86_64 LibreOffice_project/420$Build-2</meta:generator>
  </office:meta>
</office:document-meta>
</file>